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7C00000362878C667C200D7B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 Frutiger Light" svg:font-family="'L Frutiger Light', 'Courier New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utiger 45 Light" svg:font-family="'Frutiger 45 Light', 'Courier Ne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brevtopp">
      <style:text-properties style:font-name="Garamond" style:font-name-complex="Garamond"/>
    </style:style>
    <style:style style:name="P2" style:family="paragraph" style:parent-style-name="Header">
      <style:text-properties fo:language="none" fo:country="none" style:language-asian="none" style:country-asian="none"/>
    </style:style>
    <style:style style:name="P3" style:family="paragraph" style:parent-style-name="Header">
      <style:paragraph-properties fo:margin-left="-0.7874in" fo:margin-right="0in" fo:text-indent="0in" style:auto-text-indent="false"/>
      <style:text-properties fo:language="none" fo:country="none" style:language-asian="none" style:country-asian="none"/>
    </style:style>
    <style:style style:name="P4" style:family="paragraph" style:parent-style-name="Header">
      <style:paragraph-properties fo:margin-left="0in" fo:margin-right="0in" fo:text-indent="0in" style:auto-text-indent="false"/>
    </style:style>
    <style:style style:name="P5" style:family="paragraph" style:parent-style-name="Text_20_body">
      <style:text-properties style:font-name="Garamond" fo:font-size="11pt" fo:language="en" fo:country="GB" style:font-size-asian="11pt" style:font-name-complex="Garamond" style:font-size-complex="11pt"/>
    </style:style>
    <style:style style:name="P6" style:family="paragraph" style:parent-style-name="Text_20_body">
      <style:text-properties style:font-name="Garamond" fo:font-size="11pt" fo:language="en" fo:country="GB" fo:font-weight="bold" style:font-size-asian="11pt" style:font-weight-asian="bold" style:font-name-complex="Garamond" style:font-size-complex="11pt"/>
    </style:style>
    <style:style style:name="P7" style:family="paragraph" style:parent-style-name="Text_20_body">
      <style:text-properties style:font-name="Garamond" fo:font-size="11pt" fo:language="en" fo:country="US" style:font-size-asian="11pt" style:font-name-complex="Garamond" style:font-size-complex="11pt"/>
    </style:style>
    <style:style style:name="P8" style:family="paragraph" style:parent-style-name="Text_20_body">
      <style:text-properties style:font-name="Garamond" fo:font-size="11pt" fo:language="en" fo:country="none" style:font-size-asian="11pt" style:font-name-complex="Garamond" style:font-size-complex="11pt"/>
    </style:style>
    <style:style style:name="P9" style:family="paragraph" style:parent-style-name="fakultet_2f_inst">
      <style:text-properties fo:language="en" fo:country="US"/>
    </style:style>
    <style:style style:name="P10" style:family="paragraph" style:parent-style-name="Inst._2f_avd.">
      <style:text-properties fo:language="en" fo:country="US"/>
    </style:style>
    <style:style style:name="P11" style:family="paragraph" style:parent-style-name="Brevrubrik">
      <style:text-properties style:font-name="Arial" fo:font-size="11pt" fo:language="en" fo:country="US" style:font-size-asian="11pt" style:font-name-complex="Arial" style:font-size-complex="11pt"/>
    </style:style>
    <style:style style:name="P12" style:family="paragraph" style:parent-style-name="Brevrubrik" style:master-page-name="Standard">
      <style:paragraph-properties style:page-number="auto">
        <style:tab-stops>
          <style:tab-stop style:position="0.6827in"/>
        </style:tab-stops>
      </style:paragraph-properties>
    </style:style>
    <style:style style:name="T1" style:family="text">
      <style:text-properties style:font-name="Garamond" fo:font-size="11pt" fo:font-weight="bold" style:font-size-asian="11pt" style:font-weight-asian="bold" style:font-name-complex="Garamond" style:font-size-complex="11pt"/>
    </style:style>
    <style:style style:name="T2" style:family="text">
      <style:text-properties style:font-name="Garamond" fo:font-size="11pt" fo:language="en" fo:country="GB" style:font-size-asian="11pt" style:font-name-complex="Garamond" style:font-size-complex="11pt"/>
    </style:style>
    <style:style style:name="T3" style:family="text">
      <style:text-properties style:font-name="Garamond" fo:font-size="11pt" fo:language="en" fo:country="GB" fo:font-weight="bold" style:font-size-asian="11pt" style:font-weight-asian="bold" style:font-name-complex="Garamond" style:font-size-complex="11pt"/>
    </style:style>
    <style:style style:name="T4" style:family="text">
      <style:text-properties style:font-name="Garamond" fo:font-size="11pt" fo:language="en" fo:country="US" style:font-size-asian="11pt" style:font-name-complex="Garamond" style:font-size-complex="11pt"/>
    </style:style>
    <style:style style:name="T5" style:family="text">
      <style:text-properties style:font-name="Garamond" fo:font-size="11pt" fo:language="en" fo:country="US" style:font-size-asian="11pt" style:font-name-complex="Garamond" style:font-size-complex="11pt" style:font-weight-complex="bold"/>
    </style:style>
    <style:style style:name="T6" style:family="text">
      <style:text-properties style:font-name="Garamond" fo:font-size="11pt" fo:language="en" fo:country="none" style:font-size-asian="11pt" style:font-name-complex="Garamond" style:font-size-complex="11pt"/>
    </style:style>
    <style:style style:name="T7" style:family="text">
      <style:text-properties style:font-name="Garamond" style:font-name-complex="Garamond"/>
    </style:style>
    <style:style style:name="T8" style:family="text">
      <style:text-properties style:font-name="Arial" fo:font-size="11pt" fo:language="en" fo:country="GB" style:font-size-asian="11pt" style:font-name-complex="Arial" style:font-size-complex="11pt"/>
    </style:style>
    <style:style style:name="T9" style:family="text">
      <style:text-properties style:font-name="Arial" fo:font-size="10pt" fo:language="en" fo:country="US" style:font-size-asian="10pt" style:font-name-complex="Arial" style:font-size-complex="10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name-asian="Frutiger 45 Light"/>
    </style:style>
    <style:style style:name="T12" style:family="text">
      <style:text-properties fo:font-style="italic" style:font-style-asian="italic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from-left" style:horizontal-rel="page" fo:padding="0.0008in" fo:border="none"/>
    </style:style>
    <style:style style:name="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padding="0.0008in" fo:border="none"/>
    </style:style>
    <style:style style:name="fr3" style:family="graphic" style:parent-style-name="Graphics">
      <style:graphic-properties fo:margin-left="0.1256in" fo:margin-right="0.1256in" style:wrap="none" style:vertical-pos="from-top" style:vertical-rel="page" style:horizontal-pos="from-left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Frame1" text:anchor-type="char" svg:x="6.2in" svg:y="1.3937in" svg:width="1.5in" svg:height="1.3063in" draw:z-index="3"><draw:text-box><text:p text:style-name="brevtopp"><text:span text:style-name="T1">SGED11</text:span></text:p><text:p text:style-name="brevtopp"><text:span text:style-name="T1">FT-2018</text:span></text:p></draw:text-box></draw:frame><draw:frame draw:style-name="fr1" draw:name="Frame2" text:anchor-type="char" svg:x="6.1154in" svg:y="0.8346in" svg:width="1.0508in" svg:height="0.3319in" draw:z-index="2"><draw:text-box><text:p text:style-name="P1"/><text:p text:style-name="brevtopp"><text:date style:data-style-name="N30" text:date-value="2019-11-25T14:54:11.679637748">2019-11-25</text:date></text:p></draw:text-box></draw:frame><draw:frame draw:style-name="fr1" draw:name="Frame3" text:anchor-type="char" svg:x="7.1661in" svg:y="0.4335in" svg:width="0.7in" svg:height="0.3in" draw:z-index="4"><draw:text-box><text:p text:style-name="sidnr"/></draw:text-box></draw:frame><text:tab/></text:p>
      <text:p text:style-name="Brevrubrik"/>
      <text:p text:style-name="Brevrubrik"/>
      <text:p text:style-name="Brevrubrik"/>
      <text:p text:style-name="Brevrubrik"/>
      <text:p text:style-name="Brevrubrik"/>
      <text:p text:style-name="Brevrubrik"><text:span text:style-name="T8">Seminar I</text:span><text:span text:style-name="T9">.</text:span></text:p>
      <text:p text:style-name="P11"/>
      <text:p text:style-name="P5"/>
      <text:p text:style-name="Text_20_body"><text:span text:style-name="T3">Instructions</text:span><text:span text:style-name="T2"> –choose one of the topics presented below and write a two-page reflection paper (about 800 words) excluding the reference list. Base your arguments and analysis on the course literature (</text:span><text:span text:style-name="T5">Aryeetey-Attoh and Gordon&amp;Gordon) </text:span><text:span text:style-name="T2">and the material presented in the lectures. Referencing should be done using the Harvard system. Your ideas will be orally presented and discussed during the seminar.</text:span></text:p>
      <text:p text:style-name="P5"/>
      <text:p text:style-name="P5"/>
      <text:p text:style-name="Text_20_body"><text:span text:style-name="T2">1. </text:span><text:span text:style-name="T4">Name and discuss the major characteristics and features of Africa’s physical landscapes and its meaning to socio-economic development.</text:span></text:p>
      <text:p text:style-name="P7"/>
      <text:p text:style-name="Text_20_body"><text:span text:style-name="T2">2. </text:span><text:span text:style-name="T4">Present and discuss the main historical events that shaped Africa’s present cultural heritage.</text:span></text:p>
      <text:p text:style-name="P7"/>
      <text:p text:style-name="Text_20_body"><text:span text:style-name="T2">3. </text:span><text:span text:style-name="T6">Identify and discuss some of the main characteristics of European colonialism in Africa.</text:span></text:p>
      <text:p text:style-name="P5"/>
      <text:p text:style-name="P8"/>
      <text:p text:style-name="P5"/>
      <text:p text:style-name="P6"/>
      <text:p text:style-name="Text_20_body"><text:span text:style-name="T3">Good Luck/Y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 Frutiger Light" svg:font-family="'L Frutiger Light', 'Courier New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utiger 45 Light" svg:font-family="'Frutiger 45 Light', 'Courier Ne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sv" fo:country="S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/>
    </style:style>
    <style:style style:name="Footer" style:family="paragraph" style:parent-style-name="Standard" style:class="extra">
      <style:paragraph-properties fo:margin-left="-0.7362in" fo:margin-right="-0.7472in" style:line-height-at-least="0.1528in" fo:text-indent="0in" style:auto-text-indent="false"/>
      <style:text-properties style:font-name="Frutiger 45 Light" fo:font-family="'Frutiger 45 Light', 'Courier New'" style:font-family-generic="swiss" style:font-pitch="variable" fo:font-size="7.5pt" style:font-size-asian="7.5pt" style:font-name-complex="Frutiger 45 Light" style:font-family-complex="'Frutiger 45 Light', 'Courier New'" style:font-family-generic-complex="swiss" style:font-pitch-complex="variable"/>
    </style:style>
    <style:style style:name="Header" style:family="paragraph" style:parent-style-name="Standard" style:class="extra">
      <style:paragraph-properties fo:margin-left="-0.7362in" fo:margin-right="0in" fo:text-indent="0in" style:auto-text-indent="false"/>
    </style:style>
    <style:style style:name="brevtopp" style:family="paragraph" style:parent-style-name="Standard"/>
    <style:style style:name="fakultet_2f_inst" style:display-name="fakultet/inst" style:family="paragraph" style:parent-style-name="Standard">
      <style:paragraph-properties fo:line-height="0.1945in"/>
      <style:text-properties style:font-name="Frutiger 45 Light" fo:font-family="'Frutiger 45 Light', 'Courier New'" style:font-family-generic="swiss" style:font-pitch="variable" fo:font-size="9pt" fo:letter-spacing="0.0138in" style:font-size-asian="9pt" style:font-name-complex="Frutiger 45 Light" style:font-family-complex="'Frutiger 45 Light', 'Courier New'" style:font-family-generic-complex="swiss" style:font-pitch-complex="variable"/>
    </style:style>
    <style:style style:name="handläggare" style:family="paragraph" style:parent-style-name="fakultet_2f_inst">
      <style:text-properties fo:font-style="italic" style:font-style-asian="italic"/>
    </style:style>
    <style:style style:name="sidfotslinje" style:family="paragraph" style:parent-style-name="Footer">
      <style:paragraph-properties fo:margin-top="0in" fo:margin-bottom="0.0835in" loext:contextual-spacing="false" fo:line-height="100%" fo:padding="0in" fo:border-left="none" fo:border-right="none" fo:border-top="none" fo:border-bottom="0.26pt solid #000000"/>
      <style:text-properties fo:font-size="4pt" style:font-size-asian="4pt"/>
    </style:style>
    <style:style style:name="sigill" style:family="paragraph" style:parent-style-name="Standard">
      <style:paragraph-properties fo:margin-top="0in" fo:margin-bottom="0.1945in" loext:contextual-spacing="false"/>
      <style:text-properties style:font-name="New York" fo:font-family="'New York'" style:font-family-generic="roman" style:font-pitch="variable" style:font-name-complex="New York" style:font-family-complex="'New York'" style:font-family-generic-complex="roman" style:font-pitch-complex="variable"/>
    </style:style>
    <style:style style:name="Inst._2f_avd." style:display-name="Inst./avd." style:family="paragraph" style:parent-style-name="handläggare"/>
    <style:style style:name="rubrik" style:family="paragraph" style:parent-style-name="Heading_20_1" style:default-outline-level="" style:list-style-name="">
      <style:text-properties style:font-name="L Frutiger Light" fo:font-family="'L Frutiger Light', 'Courier New'" style:font-pitch="variable" style:font-name-complex="L Frutiger Light" style:font-family-complex="'L Frutiger Light', 'Courier New'" style:font-pitch-complex="variable"/>
    </style:style>
    <style:style style:name="sidnr" style:family="paragraph" style:parent-style-name="Standard">
      <style:paragraph-properties fo:text-align="end" style:justify-single-word="false"/>
    </style:style>
    <style:style style:name="Brevrubrik" style:family="paragraph" style:parent-style-name="rubrik">
      <style:text-properties style:font-name="Frutiger 45 Light" fo:font-family="'Frutiger 45 Light', 'Courier New'" style:font-family-generic="swiss" style:font-pitch="variable" style:font-name-complex="Frutiger 45 Light" style:font-family-complex="'Frutiger 45 Light', 'Courier New'" style:font-family-generic-complex="swiss" style:font-pitch-complex="variable"/>
    </style:style>
    <style:style style:name="Ballong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Standardstycketeckensnit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ngtext_20_Char" style:display-name="Ballong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0in" style:auto-text-indent="false"/>
    </style:style>
    <style:style style:name="MP2" style:family="paragraph" style:parent-style-name="Header">
      <style:paragraph-properties fo:margin-left="-0.7874in" fo:margin-right="0in" fo:text-indent="0in" style:auto-text-indent="false"/>
      <style:text-properties fo:language="none" fo:country="none" style:language-asian="none" style:country-asian="none"/>
    </style:style>
    <style:style style:name="MP3" style:family="paragraph" style:parent-style-name="Header">
      <style:text-properties fo:language="none" fo:country="none" style:language-asian="none" style:country-asian="none"/>
    </style:style>
    <style:style style:name="MP4" style:family="paragraph" style:parent-style-name="fakultet_2f_inst">
      <style:text-properties fo:language="en" fo:country="US"/>
    </style:style>
    <style:style style:name="MP5" style:family="paragraph" style:parent-style-name="Inst._2f_avd.">
      <style:text-properties fo:language="en" fo:country="US"/>
    </style:style>
    <style:style style:name="MT1" style:family="text">
      <style:text-properties fo:language="en" fo:country="US" style:font-name-asian="Frutiger 45 Light"/>
    </style:style>
    <style:style style:name="MT2" style:family="text">
      <style:text-properties fo:language="en" fo:country="US"/>
    </style:style>
    <style:style style:name="MT3" style:family="text">
      <style:text-properties fo:font-style="italic" style:font-style-asian="italic"/>
    </style:style>
    <style:style style:name="Mfr1" style:family="graphic" style:parent-style-name="Graphics">
      <style:graphic-properties fo:margin-left="0.1256in" fo:margin-right="0.1256in" style:wrap="none" style:vertical-pos="from-top" style:vertical-rel="page" style:horizontal-pos="from-left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padding="0.0008in" fo:border="none"/>
    </style:style>
    <style:page-layout style:name="Mpm1">
      <style:page-layout-properties fo:page-width="8.2681in" fo:page-height="11.6929in" style:num-format="1" style:print-orientation="portrait" fo:margin-top="0.4909in" fo:margin-bottom="0.4909in" fo:margin-left="1.5752in" fo:margin-right="1.575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.6902in" fo:margin-top="0.6516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><text:tab/><text:page-number text:select-page="current">0</text:page-number></text:p>
      </style:header>
      <style:header-first>
        <text:p text:style-name="Header"/>
        <text:p text:style-name="MP2"><draw:frame draw:style-name="Mfr1" draw:name="Bild 2" text:anchor-type="char" svg:x="0.7874in" svg:y="0.4335in" svg:width="0.972in" svg:height="1.3335in" draw:z-index="1"><draw:image xlink:href="Pictures/100000000000027C00000362878C667C200D7BB2.png" xlink:type="simple" xlink:show="embed" xlink:actuate="onLoad" loext:mime-type="image/png"/></draw:frame></text:p>
        <text:p text:style-name="Header"/>
        <text:p text:style-name="Header"/>
        <text:p text:style-name="Header"/>
        <text:p text:style-name="Header"/>
        <text:p text:style-name="Header"/>
        <text:p text:style-name="MP3"><draw:frame draw:style-name="Mfr2" draw:name="Frame4" text:anchor-type="char" svg:x="0.5528in" svg:y="1.8547in" svg:width="3.4126in" svg:height="0.6528in" draw:z-index="0"><draw:text-box><text:p text:style-name="fakultet_2f_inst"><text:span text:style-name="MT1"><text:s/></text:span><text:span text:style-name="MT2">Department of </text:span></text:p><text:p text:style-name="MP4">Human Geography</text:p><text:p text:style-name="MP5"/></draw:text-box></draw:frame></text:p>
      </style:header-first>
      <style:footer>
        <text:p text:style-name="Footer"/>
      </style:footer>
      <style:footer-first>
        <text:p text:style-name="sidfotslinje"/>
        <text:p text:style-name="Footer"><text:span text:style-name="MT3">Postal address</text:span> Sölvegatgan 12, SE-223 62 Lund <text:s/><text:span text:style-name="MT3">Visiting address</text:span> Sölvegatan 10 <text:s/><text:span text:style-name="MT3">Telephone</text:span> Int. +46 46 222 84 05, 222 86 90, <text:span text:style-name="MT3">Telephone exg</text:span>+46 46-222 00 00 <text:s/><text:span text:style-name="MT3">Telefax</text:span> Int. +46 46 222 84 01 <text:s/><text:span text:style-name="MT3">E-mail</text:span> keg@keg.lu.se <text:span text:style-name="MT3">Internet</text:span> http://www.lu.se <text:s/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revmall</dc:title>
    <dc:subject/>
    <meta:keyword/>
    <meta:initial-creator>Franz-Michael Rundquist</meta:initial-creator>
    <meta:creation-date>2019-09-05T08:58:00</meta:creation-date>
    <dc:creator>Yahia Mahmoud</dc:creator>
    <dc:date>2019-09-05T08:58:00</dc:date>
    <meta:print-date>2015-10-20T11:09:00</meta:print-date>
    <meta:editing-cycles>2</meta:editing-cycles>
    <meta:document-statistic meta:table-count="0" meta:image-count="1" meta:object-count="0" meta:page-count="1" meta:paragraph-count="14" meta:word-count="155" meta:character-count="1036" meta:non-whitespace-character-count="884"/>
    <meta:generator>LibreOffice/6.0.7.3$Linux_X86_64 LibreOffice_project/00m0$Build-3</meta:generator>
  </office:meta>
</office:document-meta>
</file>